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rehensive Analysis of PCI-DSS Requirement 12: <text:span text:style-name="Strong_20_Emphasis">Maintain an Information Security Policy</text:span></text:h>
      <text:p text:style-name="Text_20_body"><text:span text:style-name="Strong_20_Emphasis">Purpose</text:span>: PCI-DSS Requirement 12 focuses on the creation, dissemination, and enforcement of a comprehensive <text:span text:style-name="Strong_20_Emphasis">Information Security Policy</text:span> (InfoSec Policy). This requirement ensures that all personnel understand their responsibilities in safeguarding <text:span text:style-name="Strong_20_Emphasis">Cardholder Data (CHD)</text:span>, and that security policies are regularly reviewed and updated.</text:p>
      <text:p text:style-name="Horizontal_20_Line"/>
      <text:h text:style-name="Heading_20_3" text:outline-level="3"><text:span text:style-name="Strong_20_Emphasis">Key Sub-Requirements of Requirement 12</text:span></text:h>
      <text:h text:style-name="Heading_20_4" text:outline-level="4"><text:span text:style-name="Strong_20_Emphasis">1. Establish, Publish, Maintain, and Disseminate a Policy (12.1)</text:span></text:h>
      <text:list text:style-name="L9">
        <text:list-item>
          <text:p text:style-name="P9"><text:span text:style-name="Strong_20_Emphasis">Description</text:span>: Organizations must develop and disseminate a comprehensive InfoSec policy. The policy must be reviewed at least annually or whenever there are significant changes in the environment (e.g., new technologies or business models).</text:p>
          <text:p text:style-name="P9"><text:span text:style-name="Strong_20_Emphasis">Action Steps</text:span>:</text:p>
          <text:list>
            <text:list-item>
              <text:p text:style-name="P9">Establish an InfoSec policy that covers the management of CHD, usage policies, risk management, and employee responsibilities.</text:p>
            </text:list-item>
            <text:list-item>
              <text:p text:style-name="P9">Ensure that the policy is communicated to all personnel involved in CHD processing or protection.</text:p>
            </text:list-item>
          </text:list>
          <text:p text:style-name="P9"><text:span text:style-name="Strong_20_Emphasis">Example</text:span>:</text:p>
          <text:list text:continue-numbering="true">
            <text:list-item>
              <text:p text:style-name="P9">A retail company publishes an InfoSec policy that outlines how employees are expected to handle CHD, including strict guidelines on access control and password management.</text:p>
            </text:list-item>
          </text:list>
          <text:p text:style-name="P9"><text:span text:style-name="Strong_20_Emphasis">Tools to Use</text:span>:</text:p>
          <text:list text:continue-numbering="true">
            <text:list-item>
              <text:p text:style-name="P9">Use <text:span text:style-name="Strong_20_Emphasis">Confluence</text:span> or <text:span text:style-name="Strong_20_Emphasis">SharePoint</text:span> to store and share policies with all employees.</text:p>
            </text:list-item>
          </text:list>
        </text:list-item>
      </text:list>
      <text:p text:style-name="Horizontal_20_Line"/>
      <text:h text:style-name="Heading_20_4" text:outline-level="4"><text:span text:style-name="Strong_20_Emphasis">2. Perform Annual Risk Assessments (12.2)</text:span></text:h>
      <text:list text:style-name="L10">
        <text:list-item>
          <text:p text:style-name="P10"><text:span text:style-name="Strong_20_Emphasis">Description</text:span>: Organizations must conduct annual risk assessments to identify potential vulnerabilities, threats, and risks. This process ensures that any new risks are addressed promptly.</text:p>
          <text:p text:style-name="P10"><text:span text:style-name="Strong_20_Emphasis">Action Steps</text:span>:</text:p>
          <text:list>
            <text:list-item>
              <text:p text:style-name="P10">Perform an annual risk assessment that identifies critical assets, evaluates new and existing vulnerabilities, and assesses the level of risk to the organization.</text:p>
            </text:list-item>
          </text:list>
          <text:p text:style-name="P10"><text:span text:style-name="Strong_20_Emphasis">Example</text:span>:</text:p>
          <text:list text:continue-numbering="true">
            <text:list-item>
              <text:p text:style-name="P10">An e-commerce company conducts a risk assessment to identify potential vulnerabilities in its API that handles payment information, evaluating the risk of a data breach.</text:p>
            </text:list-item>
          </text:list>
          <text:p text:style-name="P10"><text:span text:style-name="Strong_20_Emphasis">Tools to Use</text:span>:</text:p>
          <text:list text:continue-numbering="true">
            <text:list-item>
              <text:p text:style-name="P10"><text:soft-page-break/>Use <text:span text:style-name="Strong_20_Emphasis">NIST Risk Management Framework</text:span> or <text:span text:style-name="Strong_20_Emphasis">ISO 27005</text:span> to guide the risk assessment process.</text:p>
            </text:list-item>
          </text:list>
        </text:list-item>
      </text:list>
      <text:p text:style-name="Horizontal_20_Line"/>
      <text:h text:style-name="Heading_20_4" text:outline-level="4"><text:span text:style-name="Strong_20_Emphasis">3. Develop Usage Policies (12.3)</text:span></text:h>
      <text:list text:style-name="L11">
        <text:list-item>
          <text:p text:style-name="P11"><text:span text:style-name="Strong_20_Emphasis">Description</text:span>: Organizations must develop policies that specify the acceptable use of critical technologies and assets, as well as restrictions on the movement of CHD.</text:p>
          <text:p text:style-name="P11"><text:span text:style-name="Strong_20_Emphasis">Action Steps</text:span>:</text:p>
          <text:list>
            <text:list-item>
              <text:p text:style-name="P11">Create usage policies defining how employees can access systems and use sensitive technologies.</text:p>
            </text:list-item>
            <text:list-item>
              <text:p text:style-name="P11">Prohibit the storage or transfer of CHD on personal devices.</text:p>
            </text:list-item>
          </text:list>
          <text:p text:style-name="P11"><text:span text:style-name="Strong_20_Emphasis">Example</text:span>:</text:p>
          <text:list text:continue-numbering="true">
            <text:list-item>
              <text:p text:style-name="P11">A company issues a policy that restricts the use of remote access technologies to a secure VPN, ensuring that employees cannot access CHD from unsecured locations.</text:p>
            </text:list-item>
          </text:list>
          <text:p text:style-name="P11"><text:span text:style-name="Strong_20_Emphasis">Tools to Use</text:span>:</text:p>
          <text:list text:continue-numbering="true">
            <text:list-item>
              <text:p text:style-name="P11"><text:span text:style-name="Strong_20_Emphasis">VPN software</text:span> for secure remote access, such as <text:span text:style-name="Strong_20_Emphasis">Cisco AnyConnect</text:span> or <text:span text:style-name="Strong_20_Emphasis">OpenVPN</text:span>.</text:p>
            </text:list-item>
          </text:list>
        </text:list-item>
      </text:list>
      <text:p text:style-name="Horizontal_20_Line"/>
      <text:h text:style-name="Heading_20_4" text:outline-level="4"><text:span text:style-name="Strong_20_Emphasis">4. Define Security Responsibilities for Personnel (12.4)</text:span></text:h>
      <text:list text:style-name="L12">
        <text:list-item>
          <text:p text:style-name="P12"><text:span text:style-name="Strong_20_Emphasis">Description</text:span>: Clearly define the roles and responsibilities of all personnel regarding security, including assigning responsibility for security controls to senior management.</text:p>
          <text:p text:style-name="P12"><text:span text:style-name="Strong_20_Emphasis">Action Steps</text:span>:</text:p>
          <text:list>
            <text:list-item>
              <text:p text:style-name="P12">Assign clear responsibilities to each role, from IT administrators to senior management, for enforcing security policies and managing CHD.</text:p>
            </text:list-item>
          </text:list>
          <text:p text:style-name="P12"><text:span text:style-name="Strong_20_Emphasis">Example</text:span>:</text:p>
          <text:list text:continue-numbering="true">
            <text:list-item>
              <text:p text:style-name="P12">The CISO is responsible for overall security policy enforcement, while the IT manager is responsible for monitoring system logs and implementing access controls.</text:p>
            </text:list-item>
          </text:list>
          <text:p text:style-name="P12"><text:span text:style-name="Strong_20_Emphasis">Tools to Use</text:span>:</text:p>
          <text:list text:continue-numbering="true">
            <text:list-item>
              <text:p text:style-name="P12">Use <text:span text:style-name="Strong_20_Emphasis">role-based access control (RBAC)</text:span> tools, such as <text:span text:style-name="Strong_20_Emphasis">Azure AD</text:span> or <text:span text:style-name="Strong_20_Emphasis">AWS IAM</text:span>, to manage role-specific responsibilities.</text:p>
            </text:list-item>
          </text:list>
        </text:list-item>
      </text:list>
      <text:p text:style-name="Horizontal_20_Line"/>
      <text:h text:style-name="Heading_20_4" text:outline-level="4"><text:span text:style-name="Strong_20_Emphasis">5. Assign Specific Security Responsibilities (12.5)</text:span></text:h>
      <text:list text:style-name="L13">
        <text:list-item>
          <text:p text:style-name="P13"><text:span text:style-name="Strong_20_Emphasis">Description</text:span>: Ensure that individuals responsible for specific security tasks, such as monitoring user accounts, security logs, and firewalls, are clearly assigned.</text:p>
          <text:p text:style-name="P13"><text:span text:style-name="Strong_20_Emphasis">Action Steps</text:span>:</text:p>
          <text:list>
            <text:list-item>
              <text:p text:style-name="P13">Designate personnel responsible for monitoring logs, managing firewalls, handling incident response, and performing security audits.</text:p>
            </text:list-item>
          </text:list>
          <text:p text:style-name="P13"><text:soft-page-break/><text:span text:style-name="Strong_20_Emphasis">Example</text:span>:</text:p>
          <text:list text:continue-numbering="true">
            <text:list-item>
              <text:p text:style-name="P13">An IT team is tasked with monitoring the firewall's activity logs daily and responding to any security alerts generated by the intrusion detection system (IDS).</text:p>
            </text:list-item>
          </text:list>
          <text:p text:style-name="P13"><text:span text:style-name="Strong_20_Emphasis">Tools to Use</text:span>:</text:p>
          <text:list text:continue-numbering="true">
            <text:list-item>
              <text:p text:style-name="P13"><text:span text:style-name="Strong_20_Emphasis">SIEM tools</text:span> like <text:span text:style-name="Strong_20_Emphasis">Splunk</text:span> or <text:span text:style-name="Strong_20_Emphasis">QRadar</text:span> for centralized monitoring of security logs.</text:p>
            </text:list-item>
          </text:list>
        </text:list-item>
      </text:list>
      <text:p text:style-name="Horizontal_20_Line"/>
      <text:h text:style-name="Heading_20_4" text:outline-level="4"><text:span text:style-name="Strong_20_Emphasis">6. Implement a Security Awareness Program (12.6)</text:span></text:h>
      <text:list text:style-name="L14">
        <text:list-item>
          <text:p text:style-name="P14"><text:span text:style-name="Strong_20_Emphasis">Description</text:span>: All personnel should be trained on security policies and procedures, both during onboarding and through annual refresher training.</text:p>
          <text:p text:style-name="P14"><text:span text:style-name="Strong_20_Emphasis">Action Steps</text:span>:</text:p>
          <text:list>
            <text:list-item>
              <text:p text:style-name="P14">Implement a security awareness training program that educates employees on the importance of safeguarding CHD and identifying security risks (e.g., phishing attacks).</text:p>
            </text:list-item>
          </text:list>
          <text:p text:style-name="P14"><text:span text:style-name="Strong_20_Emphasis">Example</text:span>:</text:p>
          <text:list text:continue-numbering="true">
            <text:list-item>
              <text:p text:style-name="P14">Employees complete an annual security training program that includes recognizing phishing emails and securely handling CHD.</text:p>
            </text:list-item>
          </text:list>
          <text:p text:style-name="P14"><text:span text:style-name="Strong_20_Emphasis">Tools to Use</text:span>:</text:p>
          <text:list text:continue-numbering="true">
            <text:list-item>
              <text:p text:style-name="P14">Use online training platforms like <text:span text:style-name="Strong_20_Emphasis">KnowBe4</text:span> or <text:span text:style-name="Strong_20_Emphasis">SANS Security Awareness</text:span> for security training modules.</text:p>
            </text:list-item>
          </text:list>
        </text:list-item>
      </text:list>
      <text:p text:style-name="Horizontal_20_Line"/>
      <text:h text:style-name="Heading_20_4" text:outline-level="4"><text:span text:style-name="Strong_20_Emphasis">7. Screen Potential Personnel (12.7)</text:span></text:h>
      <text:list text:style-name="L15">
        <text:list-item>
          <text:p text:style-name="P15"><text:span text:style-name="Strong_20_Emphasis">Description</text:span>: Organizations must conduct background checks on potential employees to minimize the risk of internal threats.</text:p>
          <text:p text:style-name="P15"><text:span text:style-name="Strong_20_Emphasis">Action Steps</text:span>:</text:p>
          <text:list>
            <text:list-item>
              <text:p text:style-name="P15">Perform background checks, including criminal history checks, for all new hires who will handle CHD or have access to sensitive systems.</text:p>
            </text:list-item>
          </text:list>
          <text:p text:style-name="P15"><text:span text:style-name="Strong_20_Emphasis">Example</text:span>:</text:p>
          <text:list text:continue-numbering="true">
            <text:list-item>
              <text:p text:style-name="P15">Before hiring a database administrator, the company conducts a background check to ensure no history of data theft or breaches.</text:p>
            </text:list-item>
          </text:list>
          <text:p text:style-name="P15"><text:span text:style-name="Strong_20_Emphasis">Tools to Use</text:span>:</text:p>
          <text:list text:continue-numbering="true">
            <text:list-item>
              <text:p text:style-name="P15"><text:span text:style-name="Strong_20_Emphasis">Background check services</text:span>, such as <text:span text:style-name="Strong_20_Emphasis">Checkr</text:span> or <text:span text:style-name="Strong_20_Emphasis">Sterling Talent Solutions</text:span>.</text:p>
            </text:list-item>
          </text:list>
        </text:list-item>
      </text:list>
      <text:p text:style-name="Horizontal_20_Line"/>
      <text:h text:style-name="Heading_20_4" text:outline-level="4"><text:span text:style-name="Strong_20_Emphasis">8. Establish Policies for Service Providers (12.8)</text:span></text:h>
      <text:list text:style-name="L16">
        <text:list-item>
          <text:p text:style-name="P16"><text:span text:style-name="Strong_20_Emphasis">Description</text:span>: Service providers, such as cloud providers or third-party payment processors, must comply with security policies to safeguard CHD.</text:p>
          <text:p text:style-name="P16"><text:soft-page-break/><text:span text:style-name="Strong_20_Emphasis">Action Steps</text:span>:</text:p>
          <text:list>
            <text:list-item>
              <text:p text:style-name="P16">Maintain a list of service providers and ensure that they are contractually obligated to meet PCI-DSS standards.</text:p>
            </text:list-item>
          </text:list>
          <text:p text:style-name="P16"><text:span text:style-name="Strong_20_Emphasis">Example</text:span>:</text:p>
          <text:list text:continue-numbering="true">
            <text:list-item>
              <text:p text:style-name="P16">A retailer contracts a third-party payment processor and requires written confirmation that the processor is PCI-DSS compliant.</text:p>
            </text:list-item>
          </text:list>
          <text:p text:style-name="P16"><text:span text:style-name="Strong_20_Emphasis">Tools to Use</text:span>:</text:p>
          <text:list text:continue-numbering="true">
            <text:list-item>
              <text:p text:style-name="P16"><text:span text:style-name="Strong_20_Emphasis">Vendor management software</text:span>, such as <text:span text:style-name="Strong_20_Emphasis">SAP Ariba</text:span> or <text:span text:style-name="Strong_20_Emphasis">GEP SMART</text:span>.</text:p>
            </text:list-item>
          </text:list>
        </text:list-item>
      </text:list>
      <text:p text:style-name="Horizontal_20_Line"/>
      <text:h text:style-name="Heading_20_4" text:outline-level="4"><text:span text:style-name="Strong_20_Emphasis">9. Ensure Service Provider Accountability (12.9)</text:span></text:h>
      <text:list text:style-name="L17">
        <text:list-item>
          <text:p text:style-name="P17"><text:span text:style-name="Strong_20_Emphasis">Description</text:span>: Service providers must provide written confirmation that they are responsible for safeguarding CHD on behalf of the organization.</text:p>
          <text:p text:style-name="P17"><text:span text:style-name="Strong_20_Emphasis">Action Steps</text:span>:</text:p>
          <text:list>
            <text:list-item>
              <text:p text:style-name="P17">Obtain written agreements from all service providers outlining their responsibilities regarding CHD protection.</text:p>
            </text:list-item>
          </text:list>
          <text:p text:style-name="P17"><text:span text:style-name="Strong_20_Emphasis">Example</text:span>:</text:p>
          <text:list text:continue-numbering="true">
            <text:list-item>
              <text:p text:style-name="P17">A cloud hosting provider signs a contract confirming its responsibility for securing customer payment data stored on its servers.</text:p>
            </text:list-item>
          </text:list>
        </text:list-item>
      </text:list>
      <text:p text:style-name="Horizontal_20_Line"/>
      <text:h text:style-name="Heading_20_4" text:outline-level="4"><text:span text:style-name="Strong_20_Emphasis">10. Implement an Incident Response Plan (12.10)</text:span></text:h>
      <text:list text:style-name="L18">
        <text:list-item>
          <text:p text:style-name="P18"><text:span text:style-name="Strong_20_Emphasis">Description</text:span>: Organizations must have an incident response plan that dictates the steps to be taken in the event of a data breach or security incident.</text:p>
          <text:p text:style-name="P18"><text:span text:style-name="Strong_20_Emphasis">Action Steps</text:span>:</text:p>
          <text:list>
            <text:list-item>
              <text:p text:style-name="P18">Develop an incident response plan that outlines roles, responsibilities, contacts, and procedures for managing security breaches.</text:p>
            </text:list-item>
            <text:list-item>
              <text:p text:style-name="P18">Ensure that the plan is tested annually and updated as necessary.</text:p>
            </text:list-item>
          </text:list>
          <text:p text:style-name="P18"><text:span text:style-name="Strong_20_Emphasis">Example</text:span>:</text:p>
          <text:list text:continue-numbering="true">
            <text:list-item>
              <text:p text:style-name="P18">A financial institution tests its incident response plan by conducting a mock breach scenario to ensure staff knows how to respond effectively.</text:p>
            </text:list-item>
          </text:list>
          <text:p text:style-name="P18"><text:span text:style-name="Strong_20_Emphasis">Tools to Use</text:span>:</text:p>
          <text:list text:continue-numbering="true">
            <text:list-item>
              <text:p text:style-name="P18"><text:span text:style-name="Strong_20_Emphasis">Incident management software</text:span>, such as <text:span text:style-name="Strong_20_Emphasis">ServiceNow</text:span> or <text:span text:style-name="Strong_20_Emphasis">PagerDuty</text:span>, to handle incident response.</text:p>
            </text:list-item>
          </text:list>
        </text:list-item>
      </text:list>
      <text:p text:style-name="Horizontal_20_Line"/>
      <text:h text:style-name="Heading_20_4" text:outline-level="4"><text:soft-page-break/><text:span text:style-name="Strong_20_Emphasis">11. Review Service Providers Quarterly (12.11)</text:span></text:h>
      <text:list text:style-name="L19">
        <text:list-item>
          <text:p text:style-name="P19"><text:span text:style-name="Strong_20_Emphasis">Description</text:span>: Regular reviews of service providers are necessary to ensure they comply with PCI-DSS and maintain security protocols.</text:p>
          <text:p text:style-name="P19"><text:span text:style-name="Strong_20_Emphasis">Action Steps</text:span>:</text:p>
          <text:list>
            <text:list-item>
              <text:p text:style-name="P19">Review service providers' PCI-DSS compliance quarterly, ensuring that their security policies, logs, firewall configurations, and incident response plans are in place and functioning.</text:p>
            </text:list-item>
          </text:list>
          <text:p text:style-name="P19"><text:span text:style-name="Strong_20_Emphasis">Example</text:span>:</text:p>
          <text:list text:continue-numbering="true">
            <text:list-item>
              <text:p text:style-name="P19">A company conducts quarterly reviews of its third-party data center to ensure compliance with firewalls, change management, and logging policies.</text:p>
            </text:list-item>
          </text:list>
          <text:p text:style-name="P19"><text:span text:style-name="Strong_20_Emphasis">Tools to Use</text:span>:</text:p>
          <text:list text:continue-numbering="true">
            <text:list-item>
              <text:p text:style-name="P19"><text:span text:style-name="Strong_20_Emphasis">Audit tools</text:span>, such as <text:span text:style-name="Strong_20_Emphasis">Splunk</text:span> or <text:span text:style-name="Strong_20_Emphasis">SolarWinds</text:span>, to track service provider activity and compliance.</text:p>
            </text:list-item>
          </text:list>
        </text:list-item>
      </text:list>
      <text:p text:style-name="Horizontal_20_Line"/>
      <text:h text:style-name="Heading_20_3" text:outline-level="3"><text:span text:style-name="Strong_20_Emphasis">Best Practices for Maintaining an InfoSec Policy</text:span></text:h>
      <text:h text:style-name="Heading_20_4" text:outline-level="4"><text:span text:style-name="Strong_20_Emphasis">A. Conduct Regular Risk Assessments</text:span></text:h>
      <text:list text:style-name="L20">
        <text:list-item>
          <text:p text:style-name="P20">Annual risk assessments help identify new vulnerabilities and adjust policies accordingly.</text:p>
        </text:list-item>
      </text:list>
      <text:h text:style-name="Heading_20_4" text:outline-level="4"><text:span text:style-name="Strong_20_Emphasis">B. Train Employees Regularly</text:span></text:h>
      <text:list text:style-name="L21">
        <text:list-item>
          <text:p text:style-name="P21">Ensure that all employees undergo annual security training to stay informed on the latest policies and threats.</text:p>
        </text:list-item>
      </text:list>
      <text:h text:style-name="Heading_20_4" text:outline-level="4"><text:span text:style-name="Strong_20_Emphasis">C. Hold Service Providers Accountable</text:span></text:h>
      <text:list text:style-name="L22">
        <text:list-item>
          <text:p text:style-name="P22">Ensure that all third-party providers comply with security standards and regularly review their practices.</text:p>
        </text:list-item>
      </text:list>
      <text:h text:style-name="Heading_20_4" text:outline-level="4"><text:span text:style-name="Strong_20_Emphasis">D. Document All Policies</text:span></text:h>
      <text:list text:style-name="L23">
        <text:list-item>
          <text:p text:style-name="P23">Keep a centralized repository of all security policies and procedures, regularly review them, and make sure they are accessible to all relevant personnel.</text:p>
        </text:list-item>
      </text:list>
      <text:h text:style-name="Heading_20_4" text:outline-level="4"><text:span text:style-name="Strong_20_Emphasis">E. Regular Incident Response Drills</text:span></text:h>
      <text:list text:style-name="L24">
        <text:list-item>
          <text:p text:style-name="P24">Test your incident response plan through regular drills to ensure it is effective in a real-world scenario.</text:p>
        </text:list-item>
      </text:list>
      <text:p text:style-name="Horizontal_20_Line"/>
      <text:h text:style-name="Heading_20_3" text:outline-level="3"><text:span text:style-name="Strong_20_Emphasis">Required Documentation for PCI-DSS Compliance</text:span></text:h>
      <text:list text:style-name="L25">
        <text:list-item>
          <text:p text:style-name="P25"><text:span text:style-name="Strong_20_Emphasis">InfoSec Policy</text:span>:</text:p>
          <text:list>
            <text:list-item>
              <text:p text:style-name="P25"><text:span text:style-name="Strong_20_Emphasis">Purpose</text:span>: Defines the organization’s approach to securing CHD and outlines roles, responsibilities, and processes for security management.</text:p>
            </text:list-item>
            <text:list-item>
              <text:p text:style-name="P25"><text:soft-page-break/><text:span text:style-name="Strong_20_Emphasis">Content</text:span>:</text:p>
              <text:list>
                <text:list-item>
                  <text:p text:style-name="P25">Policy dissemination methods.</text:p>
                </text:list-item>
                <text:list-item>
                  <text:p text:style-name="P25">Risk management procedures.</text:p>
                </text:list-item>
                <text:list-item>
                  <text:p text:style-name="P25">Incident response procedures.</text:p>
                </text:list-item>
              </text:list>
            </text:list-item>
          </text:list>
        </text:list-item>
        <text:list-item>
          <text:p text:style-name="P25"><text:span text:style-name="Strong_20_Emphasis">Service Provider Management Policy</text:span>:</text:p>
          <text:list>
            <text:list-item>
              <text:p text:style-name="P25"><text:span text:style-name="Strong_20_Emphasis">Purpose</text:span>: Details how service providers are selected, monitored, and held accountable for PCI-DSS compliance.</text:p>
            </text:list-item>
            <text:list-item>
              <text:p text:style-name="P25"><text:span text:style-name="Strong_20_Emphasis">Content</text:span>:</text:p>
              <text:list>
                <text:list-item>
                  <text:p text:style-name="P25">List of approved service providers.</text:p>
                </text:list-item>
                <text:list-item>
                  <text:p text:style-name="P25">Processes for monitoring compliance.</text:p>
                </text:list-item>
              </text:list>
            </text:list-item>
          </text:list>
        </text:list-item>
        <text:list-item>
          <text:p text:style-name="P25"><text:span text:style-name="Strong_20_Emphasis">Incident Response Plan</text:span>:</text:p>
          <text:list>
            <text:list-item>
              <text:p text:style-name="P25"><text:span text:style-name="Strong_20_Emphasis">Purpose</text:span>: Outlines steps for responding to a security incident or data breach.</text:p>
            </text:list-item>
            <text:list-item>
              <text:p text:style-name="P25"><text:span text:style-name="Strong_20_Emphasis">Content</text:span>:</text:p>
              <text:list>
                <text:list-item>
                  <text:p text:style-name="P25">Roles and responsibilities during an incident.</text:p>
                </text:list-item>
                <text:list-item>
                  <text:p text:style-name="P25">Contact information for key personnel.</text:p>
                </text:list-item>
                <text:list-item>
                  <text:p text:style-name="P25">Communication and escalation procedures.</text:p>
                </text:list-item>
              </text:list>
            </text:list-item>
          </text:list>
        </text:list-item>
      </text:list>
      <text:p text:style-name="Horizontal_20_Line"/>
      <text:h text:style-name="Heading_20_3" text:outline-level="3"><text:span text:style-name="Strong_20_Emphasis">Key Tools for Implementation</text:span></text:h>
      <text:list text:style-name="L26">
        <text:list-item>
          <text:p text:style-name="P26"><text:span text:style-name="Strong_20_Emphasis">Policy Management Tools</text:span>:</text:p>
          <text:list>
            <text:list-item>
              <text:p text:style-name="P26"><text:span text:style-name="Strong_20_Emphasis">Confluence</text:span> or <text:span text:style-name="Strong_20_Emphasis">SharePoint</text:span> can be used to store and share InfoSec policies with all relevant personnel.</text:p>
            </text:list-item>
          </text:list>
        </text:list-item>
        <text:list-item>
          <text:p text:style-name="P26"><text:span text:style-name="Strong_20_Emphasis">Risk Assessment Frameworks</text:span>:</text:p>
          <text:list>
            <text:list-item>
              <text:p text:style-name="P26"><text:span text:style-name="Strong_20_Emphasis">NIST Risk Management Framework</text:span> or <text:span text:style-name="Strong_20_Emphasis">ISO 27005</text:span> to perform annual risk assessments.</text:p>
            </text:list-item>
          </text:list>
        </text:list-item>
        <text:list-item>
          <text:p text:style-name="P26"><text:span text:style-name="Strong_20_Emphasis">Incident Management Software</text:span>:</text:p>
          <text:list>
            <text:list-item>
              <text:p text:style-name="P26"><text:span text:style-name="Strong_20_Emphasis">ServiceNow</text:span> or <text:span text:style-name="Strong_20_Emphasis">PagerDuty</text:span> to manage security incidents and response efforts.</text:p>
            </text:list-item>
          </text:list>
        </text:list-item>
      </text:list>
      <text:p text:style-name="Horizontal_20_Line"/>
      <text:h text:style-name="Heading_20_3" text:outline-level="3"><text:span text:style-name="Strong_20_Emphasis">Conclusion</text:span></text:h>
      <text:p text:style-name="Text_20_body">Requirement 12 ensures that all personnel are aware of their responsibilities in securing CHD and that policies are regularly reviewed, updated, and enforced. By establishing clear policies, assigning security responsibilities, performing regular risk assessments, and conducting security awareness training, organizations can maintain compliance and protect sensitive data.</text:p>
      <text:p text:style-name="Text_20_body"/>
      <text:h text:style-name="Heading_20_3" text:outline-level="3"><text:soft-page-break/>Examples for Each Content in the Required Policies:</text:h>
      <text:p text:style-name="Horizontal_20_Line"/>
      <text:h text:style-name="Heading_20_3" text:outline-level="3"><text:span text:style-name="Strong_20_Emphasis">1. InfoSec Policy</text:span></text:h>
      <text:h text:style-name="Heading_20_4" text:outline-level="4"><text:span text:style-name="Strong_20_Emphasis">Policy Dissemination Methods</text:span></text:h>
      <text:p text:style-name="Text_20_body"><text:span text:style-name="Strong_20_Emphasis">Example</text:span>: The InfoSec policy is communicated to all employees through the company’s intranet (Confluence or SharePoint). Employees must review and acknowledge the policy upon hiring and annually thereafter. Additionally, email reminders are sent quarterly to ensure continued compliance.</text:p>
      <text:p text:style-name="Text_20_body"><text:span text:style-name="Strong_20_Emphasis">How It Works</text:span>:</text:p>
      <text:list text:style-name="L1">
        <text:list-item>
          <text:p text:style-name="P1">All new hires receive an onboarding email with a link to the InfoSec policy.</text:p>
        </text:list-item>
        <text:list-item>
          <text:p text:style-name="P1">Managers ensure that their teams have reviewed the policy and conduct a refresher session during annual team meetings.</text:p>
        </text:list-item>
      </text:list>
      <text:p text:style-name="Horizontal_20_Line"/>
      <text:h text:style-name="Heading_20_4" text:outline-level="4"><text:span text:style-name="Strong_20_Emphasis">Risk Management Procedures</text:span></text:h>
      <text:p text:style-name="Text_20_body"><text:span text:style-name="Strong_20_Emphasis">Example</text:span>: The organization conducts an annual risk assessment to identify new vulnerabilities, assess the effectiveness of current controls, and prioritize mitigation efforts. Risks are documented in a Risk Register and reviewed by the Information Security Officer (ISO).</text:p>
      <text:p text:style-name="Text_20_body"><text:span text:style-name="Strong_20_Emphasis">How It Works</text:span>:</text:p>
      <text:list text:style-name="L2">
        <text:list-item>
          <text:p text:style-name="P2">The ISO coordinates a quarterly review of high-risk areas, such as systems that handle CHD.</text:p>
        </text:list-item>
        <text:list-item>
          <text:p text:style-name="P2">Tools like <text:span text:style-name="Strong_20_Emphasis">NIST Risk Management Framework</text:span> or <text:span text:style-name="Strong_20_Emphasis">ISO 27005</text:span> are used to structure the assessment and risk prioritization.</text:p>
        </text:list-item>
      </text:list>
      <text:p text:style-name="Horizontal_20_Line"/>
      <text:h text:style-name="Heading_20_4" text:outline-level="4"><text:span text:style-name="Strong_20_Emphasis">Incident Response Procedures</text:span></text:h>
      <text:p text:style-name="Text_20_body"><text:span text:style-name="Strong_20_Emphasis">Example</text:span>: In the event of a security breach, the organization’s Incident Response Team (IRT) follows a predefined incident response plan. This includes isolating affected systems, notifying relevant personnel, and conducting a post-incident review within 48 hours of containment.</text:p>
      <text:p text:style-name="Text_20_body"><text:span text:style-name="Strong_20_Emphasis">How It Works</text:span>:</text:p>
      <text:list text:style-name="L3">
        <text:list-item>
          <text:p text:style-name="P3">Upon detecting an incident, a ticket is raised in the incident management system (e.g., <text:span text:style-name="Strong_20_Emphasis">ServiceNow</text:span>), and the IRT convenes immediately.</text:p>
        </text:list-item>
        <text:list-item>
          <text:p text:style-name="P3">All incidents are classified based on severity, and high-severity incidents are escalated to senior management.</text:p>
        </text:list-item>
      </text:list>
      <text:p text:style-name="Horizontal_20_Line"/>
      <text:h text:style-name="Heading_20_3" text:outline-level="3"><text:soft-page-break/><text:span text:style-name="Strong_20_Emphasis">2. Service Provider Management Policy</text:span></text:h>
      <text:h text:style-name="Heading_20_4" text:outline-level="4"><text:span text:style-name="Strong_20_Emphasis">List of Approved Service Providers</text:span></text:h>
      <text:p text:style-name="Text_20_body"><text:span text:style-name="Strong_20_Emphasis">Example</text:span>: The organization maintains a list of third-party service providers who are PCI-DSS compliant, such as cloud storage providers and payment processors. Each service provider is assessed annually for continued compliance, and any new providers must be vetted before they are contracted.</text:p>
      <text:p text:style-name="Text_20_body"><text:span text:style-name="Strong_20_Emphasis">How It Works</text:span>:</text:p>
      <text:list text:style-name="L4">
        <text:list-item>
          <text:p text:style-name="P4">The <text:span text:style-name="Strong_20_Emphasis">Vendor Management Team</text:span> maintains a live list of approved vendors in a central repository (e.g., <text:span text:style-name="Strong_20_Emphasis">GEP SMART</text:span>).</text:p>
        </text:list-item>
        <text:list-item>
          <text:p text:style-name="P4">Before adding a new provider, a security audit is conducted to ensure PCI-DSS standards are met.</text:p>
        </text:list-item>
      </text:list>
      <text:p text:style-name="Horizontal_20_Line"/>
      <text:h text:style-name="Heading_20_4" text:outline-level="4"><text:span text:style-name="Strong_20_Emphasis">Processes for Monitoring Compliance</text:span></text:h>
      <text:p text:style-name="Text_20_body"><text:span text:style-name="Strong_20_Emphasis">Example</text:span>: Each service provider is required to submit their PCI-DSS compliance reports annually. The organization also performs quarterly checks to ensure service providers are adhering to contractual obligations related to security and data protection.</text:p>
      <text:p text:style-name="Text_20_body"><text:span text:style-name="Strong_20_Emphasis">How It Works</text:span>:</text:p>
      <text:list text:style-name="L5">
        <text:list-item>
          <text:p text:style-name="P5">The compliance team reviews the service providers' SOC 2 or PCI-DSS reports every year.</text:p>
        </text:list-item>
        <text:list-item>
          <text:p text:style-name="P5">Any lapses or vulnerabilities identified are escalated, and corrective actions must be submitted within 30 days.</text:p>
        </text:list-item>
      </text:list>
      <text:p text:style-name="Horizontal_20_Line"/>
      <text:h text:style-name="Heading_20_3" text:outline-level="3"><text:span text:style-name="Strong_20_Emphasis">3. Incident Response Plan</text:span></text:h>
      <text:h text:style-name="Heading_20_4" text:outline-level="4"><text:span text:style-name="Strong_20_Emphasis">Roles and Responsibilities During an Incident</text:span></text:h>
      <text:p text:style-name="Text_20_body"><text:span text:style-name="Strong_20_Emphasis">Example</text:span>: The Incident Response Plan (IRP) designates roles such as Incident Commander, Communication Lead, and Forensic Lead. The Incident Commander is responsible for overall management of the incident, while the Communication Lead handles external communications with stakeholders (e.g., customers, legal authorities).</text:p>
      <text:p text:style-name="Text_20_body"><text:span text:style-name="Strong_20_Emphasis">How It Works</text:span>:</text:p>
      <text:list text:style-name="L6">
        <text:list-item>
          <text:p text:style-name="P6">The <text:span text:style-name="Strong_20_Emphasis">Incident Commander</text:span> coordinates containment efforts and engages with affected teams (e.g., DevOps, IT Security).</text:p>
        </text:list-item>
        <text:list-item>
          <text:p text:style-name="P6">The <text:span text:style-name="Strong_20_Emphasis">Communication Lead</text:span> drafts statements for customers and regulators based on internal guidelines.</text:p>
        </text:list-item>
      </text:list>
      <text:p text:style-name="Horizontal_20_Line"/>
      <text:h text:style-name="Heading_20_4" text:outline-level="4"><text:soft-page-break/><text:span text:style-name="Strong_20_Emphasis">Contact Information for Key Personnel</text:span></text:h>
      <text:p text:style-name="Text_20_body"><text:span text:style-name="Strong_20_Emphasis">Example</text:span>: A contact list is included in the IRP, specifying key personnel such as the Chief Information Security Officer (CISO), legal counsel, and third-party forensic teams. Each individual must be reachable within a predefined time (e.g., 1 hour) in case of a critical security breach.</text:p>
      <text:p text:style-name="Text_20_body"><text:span text:style-name="Strong_20_Emphasis">How It Works</text:span>:</text:p>
      <text:list text:style-name="L7">
        <text:list-item>
          <text:p text:style-name="P7">A centralized document (updated quarterly) lists contact information and escalation paths for security incidents.</text:p>
        </text:list-item>
        <text:list-item>
          <text:p text:style-name="P7">The document is shared with the Incident Response Team and is accessible through secure channels (e.g., <text:span text:style-name="Strong_20_Emphasis">Microsoft Teams</text:span>).</text:p>
        </text:list-item>
      </text:list>
      <text:p text:style-name="Horizontal_20_Line"/>
      <text:h text:style-name="Heading_20_4" text:outline-level="4"><text:span text:style-name="Strong_20_Emphasis">Communication and Escalation Procedures</text:span></text:h>
      <text:p text:style-name="Text_20_body"><text:span text:style-name="Strong_20_Emphasis">Example</text:span>: For incidents classified as severe, the escalation procedure involves notifying senior management within 30 minutes of detection and contacting relevant authorities, such as the Payment Card Industry Security Standards Council (PCI SSC), within 72 hours.</text:p>
      <text:p text:style-name="Text_20_body"><text:span text:style-name="Strong_20_Emphasis">How It Works</text:span>:</text:p>
      <text:list text:style-name="L8">
        <text:list-item>
          <text:p text:style-name="P8">Once an incident is detected, an internal notification system (e.g., <text:span text:style-name="Strong_20_Emphasis">PagerDuty</text:span>) triggers alerts to senior management.</text:p>
        </text:list-item>
        <text:list-item>
          <text:p text:style-name="P8">The IRT handles communication with external stakeholders, following the pre-approved escalation matrix in the incident management tool.</text:p>
        </text:list-item>
      </text:list>
      <text:p text:style-name="Standard"/>
      <text:p text:style-name="Standard"/>
      <text:h text:style-name="Heading_20_3" text:outline-level="3"><text:span text:style-name="Strong_20_Emphasis">Information Security Policy (InfoSec)</text:span></text:h>
      <text:p text:style-name="Text_20_body">This document outlines the organization's approach to securing Cardholder Data (CHD) and ensuring overall information security. It specifies the roles and responsibilities of employees and contractors in safeguarding the confidentiality, integrity, and availability of sensitive information.</text:p>
      <text:h text:style-name="Heading_20_4" text:outline-level="4"><text:span text:style-name="Strong_20_Emphasis">1. Policy Dissemination Methods</text:span></text:h>
      <text:list text:style-name="L27">
        <text:list-item>
          <text:p text:style-name="P27">All new employees must review and acknowledge the InfoSec policy upon hiring.</text:p>
        </text:list-item>
        <text:list-item>
          <text:p text:style-name="P27">Quarterly reminders are sent to employees via email, directing them to review any updates to the policy.</text:p>
        </text:list-item>
        <text:list-item>
          <text:p text:style-name="P27">Employees must electronically sign an acknowledgment of policy updates to ensure compliance.</text:p>
        </text:list-item>
      </text:list>
      <text:p text:style-name="Text_20_body"><text:span text:style-name="Strong_20_Emphasis">Example</text:span>: Each employee is given access to a company portal (e.g., SharePoint or Confluence) where the latest version of the InfoSec policy is available. Managers are responsible for tracking who has completed the policy review.</text:p>
      <text:h text:style-name="Heading_20_4" text:outline-level="4"><text:span text:style-name="Strong_20_Emphasis">2. Risk Management Procedures</text:span></text:h>
      <text:list text:style-name="L28">
        <text:list-item>
          <text:p text:style-name="P28">The organization conducts an annual risk assessment to identify potential vulnerabilities and evaluate the effectiveness of current controls.</text:p>
        </text:list-item>
        <text:list-item>
          <text:p text:style-name="P28"><text:soft-page-break/>Risk management activities include threat modeling, vulnerability scanning, and asset risk assessments. Identified risks are ranked based on severity and impact on CHD.</text:p>
        </text:list-item>
      </text:list>
      <text:p text:style-name="Text_20_body"><text:span text:style-name="Strong_20_Emphasis">Example</text:span>: A penetration test identifies a potential vulnerability in the API handling credit card information. The risk assessment evaluates the severity and a patch is applied to address the vulnerability.</text:p>
      <text:h text:style-name="Heading_20_4" text:outline-level="4"><text:span text:style-name="Strong_20_Emphasis">3. Incident Response Procedures</text:span></text:h>
      <text:list text:style-name="L29">
        <text:list-item>
          <text:p text:style-name="P29">The Incident Response Team (IRT) is responsible for investigating and mitigating any security incidents. This team follows the incident response plan, which includes:</text:p>
          <text:list>
            <text:list-item>
              <text:p text:style-name="P29">Identifying the scope of the incident.</text:p>
            </text:list-item>
            <text:list-item>
              <text:p text:style-name="P29">Containing the breach (e.g., isolating affected systems).</text:p>
            </text:list-item>
            <text:list-item>
              <text:p text:style-name="P29">Reporting the incident to management.</text:p>
            </text:list-item>
            <text:list-item>
              <text:p text:style-name="P29">Conducting a post-incident review within 48 hours.</text:p>
            </text:list-item>
          </text:list>
        </text:list-item>
      </text:list>
      <text:p text:style-name="Text_20_body"><text:span text:style-name="Strong_20_Emphasis">Example</text:span>: An employee discovers a malware infection on a server hosting CHD. The IRT is immediately notified, and the server is isolated to prevent further spread of the malware. The team follows procedures outlined in the incident response plan.</text:p>
      <text:p text:style-name="Horizontal_20_Line"/>
      <text:h text:style-name="Heading_20_3" text:outline-level="3"><text:span text:style-name="Strong_20_Emphasis">Service Provider Management Policy</text:span></text:h>
      <text:p text:style-name="Text_20_body">This policy outlines how the organization selects, monitors, and manages third-party service providers to ensure PCI-DSS compliance.</text:p>
      <text:h text:style-name="Heading_20_4" text:outline-level="4"><text:span text:style-name="Strong_20_Emphasis">1. List of Approved Service Providers</text:span></text:h>
      <text:list text:style-name="L30">
        <text:list-item>
          <text:p text:style-name="P30">A maintained list of all third-party service providers is kept by the Vendor Management Team. This list includes providers that handle or store CHD, such as cloud service providers and payment processors.</text:p>
        </text:list-item>
        <text:list-item>
          <text:p text:style-name="P30">Each service provider's PCI-DSS compliance status is reviewed annually to ensure continued compliance.</text:p>
        </text:list-item>
      </text:list>
      <text:p text:style-name="Text_20_body"><text:span text:style-name="Strong_20_Emphasis">Example</text:span>: A third-party payment processor submits their annual PCI-DSS audit report, which is reviewed by the organization's compliance officer before contract renewal.</text:p>
      <text:h text:style-name="Heading_20_4" text:outline-level="4"><text:span text:style-name="Strong_20_Emphasis">2. Monitoring Compliance</text:span></text:h>
      <text:list text:style-name="L31">
        <text:list-item>
          <text:p text:style-name="P31">The organization performs quarterly reviews of service providers to ensure they are adhering to PCI-DSS requirements.</text:p>
        </text:list-item>
        <text:list-item>
          <text:p text:style-name="P31">Any security incident or breach involving a service provider must be reported to the organization immediately and investigated thoroughly.</text:p>
        </text:list-item>
      </text:list>
      <text:p text:style-name="Text_20_body"><text:span text:style-name="Strong_20_Emphasis">Example</text:span>: A cloud provider undergoes a quarterly compliance review, during which logs are examined to ensure no unauthorized access to CHD occurred. The review is documented and submitted to the compliance team.</text:p>
      <text:p text:style-name="Horizontal_20_Line"/>
      <text:h text:style-name="Heading_20_3" text:outline-level="3"><text:soft-page-break/><text:span text:style-name="Strong_20_Emphasis">Incident Response Plan (IRP)</text:span></text:h>
      <text:p text:style-name="Text_20_body">This plan outlines the steps to be followed in the event of a security incident, including the roles and responsibilities of personnel and the actions required to minimize damage.</text:p>
      <text:h text:style-name="Heading_20_4" text:outline-level="4"><text:span text:style-name="Strong_20_Emphasis">1. Roles and Responsibilities During an Incident</text:span></text:h>
      <text:list text:style-name="L32">
        <text:list-item>
          <text:p text:style-name="P32"><text:span text:style-name="Strong_20_Emphasis">Incident Commander</text:span>: Manages the overall response and coordinates efforts among teams.</text:p>
        </text:list-item>
        <text:list-item>
          <text:p text:style-name="P32"><text:span text:style-name="Strong_20_Emphasis">Communication Lead</text:span>: Handles internal and external communication with stakeholders, customers, and authorities.</text:p>
        </text:list-item>
        <text:list-item>
          <text:p text:style-name="P32"><text:span text:style-name="Strong_20_Emphasis">Forensics Lead</text:span>: Investigates the root cause of the incident and ensures evidence is collected securely for legal or regulatory requirements.</text:p>
        </text:list-item>
      </text:list>
      <text:p text:style-name="Text_20_body"><text:span text:style-name="Strong_20_Emphasis">Example</text:span>: In a scenario where a data breach occurs, the Incident Commander initiates the response, and the Forensics Lead ensures that compromised systems are analyzed for evidence collection.</text:p>
      <text:h text:style-name="Heading_20_4" text:outline-level="4"><text:span text:style-name="Strong_20_Emphasis">2. Contact Information for Key Personnel</text:span></text:h>
      <text:list text:style-name="L33">
        <text:list-item>
          <text:p text:style-name="P33">A contact list of all key personnel involved in incident response is maintained and regularly updated. This includes the Chief Information Security Officer (CISO), the legal team, and any third-party forensic experts.</text:p>
        </text:list-item>
      </text:list>
      <text:p text:style-name="Text_20_body"><text:span text:style-name="Strong_20_Emphasis">Example</text:span>: In case of a breach, the Incident Commander contacts the forensics team within 15 minutes. Contact information is stored in a secure, easily accessible document.</text:p>
      <text:h text:style-name="Heading_20_4" text:outline-level="4"><text:span text:style-name="Strong_20_Emphasis">3. Communication and Escalation Procedures</text:span></text:h>
      <text:list text:style-name="L34">
        <text:list-item>
          <text:p text:style-name="P34">Severe incidents must be escalated to senior management and relevant authorities (e.g., PCI-DSS authorities) within 72 hours of detection.</text:p>
        </text:list-item>
        <text:list-item>
          <text:p text:style-name="P34">Internal teams are informed of the incident within the first hour, while external communications are coordinated with the legal and public relations teams.</text:p>
        </text:list-item>
      </text:list>
      <text:p text:style-name="Text_20_body"><text:span text:style-name="Strong_20_Emphasis">Example</text:span>: If a payment system is compromised, the IRT escalates the issue to the CISO and notifies the PCI-DSS Council within 48 hours, following the escalation path outlined in the IRP.</text:p>
      <text:p text:style-name="Horizontal_20_Line"/>
      <text:h text:style-name="Heading_20_3" text:outline-level="3"><text:span text:style-name="Strong_20_Emphasis">Required Documentation and Reporting for PCI-DSS Compliance</text:span></text:h>
      <text:list text:style-name="L35">
        <text:list-item>
          <text:p text:style-name="P35"><text:span text:style-name="Strong_20_Emphasis">InfoSec Policy</text:span>:</text:p>
          <text:list>
            <text:list-item>
              <text:p text:style-name="P35">A comprehensive document outlining how the organization approaches security, with sections on usage policies, access control, incident response, and risk management.</text:p>
            </text:list-item>
          </text:list>
        </text:list-item>
        <text:list-item>
          <text:p text:style-name="P35"><text:span text:style-name="Strong_20_Emphasis">Service Provider List and Compliance Reports</text:span>:</text:p>
          <text:list>
            <text:list-item>
              <text:p text:style-name="P35">A list of approved service providers, including their compliance statuses, and quarterly compliance review reports.</text:p>
            </text:list-item>
          </text:list>
        </text:list-item>
        <text:list-item>
          <text:p text:style-name="P35"><text:span text:style-name="Strong_20_Emphasis">Incident Response Reports</text:span>:</text:p>
          <text:list>
            <text:list-item>
              <text:p text:style-name="P35">Detailed reports of any incidents, including timelines, root causes, mitigations, and follow-up actions taken by the IRT.</text:p>
            </text:list-item>
          </text:list>
        </text:list-item>
      </text:list>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05:01:29.466000000</meta:creation-date>
    <dc:date>2024-10-11T05:08:54.658000000</dc:date>
    <meta:editing-duration>PT7M25S</meta:editing-duration>
    <meta:editing-cycles>2</meta:editing-cycles>
    <meta:generator>LibreOffice/24.2.5.2$Windows_X86_64 LibreOffice_project/bffef4ea93e59bebbeaf7f431bb02b1a39ee8a59</meta:generator>
    <meta:document-statistic meta:table-count="0" meta:image-count="0" meta:object-count="0" meta:page-count="12" meta:paragraph-count="223" meta:word-count="2902" meta:character-count="19661" meta:non-whitespace-character-count="17130"/>
  </office:meta>
</office:document-meta>
</file>